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6" style:family="table-cell" style:parent-style-name="Default" style:data-style-name="N121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2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2" office:value-type="string" calcext:value-type="string">
            <text:p>Aurora cost</text:p>
            <text:p> Per sample</text:p>
          </table:table-cell>
          <table:table-cell table:style-name="ce2"/>
          <table:table-cell table:style-name="ce2" office:value-type="string" calcext:value-type="string">
            <text:p>Total cost </text:p>
            <text:p>Per sample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style-name="ce6" table:formula="of:=([.A9] * ((([.$C$2]/[.E9]) * [.$C$3] *([.D9]/1024)) + (([.$C$2]/[.E9]) * [.$C$4] * [.C9])))" office:value-type="currency" office:currency="USD" office:value="0.660125" calcext:value-type="currency">
            <text:p>$0.6601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(([.$C$2]/[.E9]) * [.$C$5] * [.H9])" office:value-type="currency" office:currency="USD" office:value="1.0416875" calcext:value-type="currency">
            <text:p>$1.041688</text:p>
          </table:table-cell>
          <table:table-cell/>
          <table:table-cell table:style-name="ce6" table:formula="of:=([.F9] + [.I9])" office:value-type="currency" office:currency="USD" office:value="1.7018125" calcext:value-type="currency">
            <text:p>$1.70181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style-name="ce6" table:formula="of:=([.A10] * ((([.$C$2]/[.E10]) * [.$C$3] *([.D10]/1024)) + (([.$C$2]/[.E10]) * [.$C$4] * [.C10])))" office:value-type="currency" office:currency="USD" office:value="0.640121212121212" calcext:value-type="currency">
            <text:p>$0.640121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(([.$C$2]/[.E10]) * [.$C$5] * [.H10])" office:value-type="currency" office:currency="USD" office:value="1.01012121212121" calcext:value-type="currency">
            <text:p>$1.010121</text:p>
          </table:table-cell>
          <table:table-cell/>
          <table:table-cell table:style-name="ce6" table:formula="of:=([.F10] + [.I10])" office:value-type="currency" office:currency="USD" office:value="1.65024242424242" calcext:value-type="currency">
            <text:p>$1.65024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style-name="ce6" table:formula="of:=([.A11] * ((([.$C$2]/[.E11]) * [.$C$3] *([.D11]/1024)) + (([.$C$2]/[.E11]) * [.$C$4] * [.C11])))" office:value-type="currency" office:currency="USD" office:value="0.603542857142857" calcext:value-type="currency">
            <text:p>$0.603543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(([.$C$2]/[.E11]) * [.$C$5] * [.H11])" office:value-type="currency" office:currency="USD" office:value="0.9524" calcext:value-type="currency">
            <text:p>$0.952400</text:p>
          </table:table-cell>
          <table:table-cell/>
          <table:table-cell table:style-name="ce6" table:formula="of:=([.F11] + [.I11])" office:value-type="currency" office:currency="USD" office:value="1.55594285714286" calcext:value-type="currency">
            <text:p>$1.555943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2T18:17:30.729269305</dc:date>
    <meta:editing-duration>PT1H20M51S</meta:editing-duration>
    <meta:editing-cycles>19</meta:editing-cycles>
    <meta:generator>LibreOffice/6.0.7.3$Linux_X86_64 LibreOffice_project/00m0$Build-3</meta:generator>
    <meta:document-statistic meta:table-count="1" meta:cell-count="44" meta:object-count="0"/>
  </office:meta>
</office:document-meta>
</file>